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3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4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15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7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8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1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1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22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23" style:family="paragraph" style:parent-style-name="Standard">
      <style:paragraph-properties style:text-autospace="none"/>
    </style:style>
    <style:style style:name="P24" style:family="paragraph" style:parent-style-name="Standard">
      <style:text-properties fo:font-size="14pt" style:font-size-asian="14pt" style:font-size-complex="14pt"/>
    </style:style>
    <style:style style:name="P25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6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27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style:font-name="Consolas"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32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9" style:family="text">
      <style:text-properties style:text-underline-style="none" style:font-name-asian="Consolas1" style:font-name-complex="Consolas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nsolas"/>
    </style:style>
    <style:style style:name="T12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4" style:family="text">
      <style:text-properties style:font-name="Consolas" style:font-name-asian="Consolas1" style:font-name-complex="Consolas1"/>
    </style:style>
    <style:style style:name="T15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6" style:family="text">
      <style:text-properties style:font-name="Consolas" style:text-underline-style="none" fo:font-weight="normal" style:font-weight-asian="normal" style:font-weight-complex="normal"/>
    </style:style>
    <style:style style:name="T17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8" style:family="text">
      <style:text-properties style:font-name="Consolas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/>
    </style:style>
    <style:style style:name="T21" style:family="text">
      <style:text-properties fo:color="#990000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4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5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7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28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29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0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1" style:family="text">
      <style:text-properties style:use-window-font-color="true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32" style:family="text">
      <style:text-properties style:use-window-font-color="true" style:font-name="Consolas" style:font-name-asian="Consolas1" style:font-name-complex="Consolas1"/>
    </style:style>
    <style:style style:name="T33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4" style:family="text">
      <style:text-properties style:use-window-font-color="true" style:font-name-asian="Consolas1" style:font-name-complex="Consolas1"/>
    </style:style>
    <style:style style:name="T35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37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8" style:family="text">
      <style:text-properties style:font-name-asian="Consolas1" style:font-name-complex="Consolas1"/>
    </style:style>
    <style:style style:name="T39" style:family="text">
      <style:text-properties fo:color="#cc0000"/>
    </style:style>
    <style:style style:name="T40" style:family="text">
      <style:text-properties fo:color="#cc0000" style:font-name-asian="Consolas1" style:font-name-complex="Consolas1"/>
    </style:style>
    <style:style style:name="T41" style:family="text">
      <style:text-properties fo:color="#800000" style:font-name-asian="Consolas1" style:font-name-complex="Consolas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<text:s text:c="3"/><text:span text:style-name="T2">Algorithmus</text:span></text:p>
      <text:p text:style-name="P11"/>
      <text:p text:style-name="P4"><text:s text:c="2"/>VMAX: 5; P% 33; <text:s/>Cruise control: Off; <text:s/>Delayed at v=0: Off;</text:p>
      <text:p text:style-name="P11"/>
      <text:p text:style-name="P10"><text:s/><text:span text:style-name="T10">Runde</text:span> <text:s text:c="112"/>6. <text:span text:style-name="T10">T-jam</text:span></text:p>
      <text:p text:style-name="P10"/>
      <text:p text:style-name="P10"><text:s/><text:span text:style-name="T10">1</text:span> <text:s text:c="4"/>1. INITIAL/<text:span text:style-name="T10">NewTick</text:span> <text:s text:c="4"/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10"/></text:p>
      <text:p text:style-name="P10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0"><text:s text:c="7"/>A----B---C---D-E---- <text:s text:c="2"/>A----B---C---D-E---- <text:s text:c="2"/>A----B---C---D-E---- <text:s text:c="2"/>A----B---C---D-E---- <text:s text:c="2"/>----A---B---<text:span text:style-name="T20">CD</text:span>--E--- <text:s text:c="8"/></text:p>
      <text:p text:style-name="P33"><text:s text:c="7"/>5----4---2---1-1---- <text:s text:c="2"/>5----5---3---2-2---- <text:s text:c="2"/>4----3---3---1-2---- <text:s text:c="2"/>4----3---3---0-1---- <text:s text:c="2"/>----4---3---30--1--- <text:s text:c="8"/></text:p>
      <text:p text:style-name="P33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0"><text:s text:c="124"/></text:p>
      <text:p text:style-name="P10"><text:s text:c="125"/></text:p>
      <text:p text:style-name="P10"><text:s/><text:span text:style-name="T10">2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17"/></text:p>
      <text:p text:style-name="P10"><text:s text:c="7"/>12345678901234567890 <text:s text:c="2"/>12345678901234567890 <text:s text:c="2"/>12345678901234567890 <text:s text:c="2"/>12345678901234567890 <text:s text:c="2"/>12345678901234567890 <text:s text:c="2"/>1 </text:p>
      <text:p text:style-name="P10"><text:s text:c="7"/>----A---B---CD--E--- <text:s text:c="2"/>----A---B---CD--E--- <text:s text:c="2"/>----A---B---CD--E--- <text:s text:c="2"/>----A---B---CD--E--- <text:s text:c="2"/>-------A--B-<text:span text:style-name="T20">CD</text:span>---E--</text:p>
      <text:p text:style-name="P33"><text:s text:c="7"/>----4---3---30--1--- <text:s text:c="2"/>----5---4---41--2--- <text:s text:c="2"/>----3---3---01--2--- <text:s text:c="2"/>----3---2---00--1--- <text:s text:c="2"/>-------3--2-00---1--</text:p>
      <text:p text:style-name="P33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0"/>
      <text:p text:style-name="P10"/>
      <text:p text:style-name="P10"><text:s/><text:span text:style-name="T10">3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A--B-CD---E-- <text:s text:c="2"/>-------A--B-CD---E-- <text:s text:c="2"/>-------A--B-CD---E-- <text:s text:c="2"/>-------A--B-CD---E-- <text:s text:c="2"/>---------<text:span text:style-name="T21">AB</text:span>-<text:span text:style-name="T20">C</text:span>-D----E</text:p>
      <text:p text:style-name="P33"><text:s text:c="7"/>-------3--2-00---1-- <text:s text:c="2"/>-------4--3-11---2-- <text:s text:c="2"/>-------2--1-01---2-- <text:s text:c="2"/>-------2--0-01---2-- <text:s text:c="2"/>---------20-0-1----2</text:p>
      <text:p text:style-name="P33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0"/>
      <text:p text:style-name="P10"/>
      <text:p text:style-name="P10"><text:s/><text:span text:style-name="T10">4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--AB-C-D----E <text:s text:c="2"/>---------AB-C-D----E <text:s text:c="2"/>---------AB-C-D----E <text:s text:c="2"/>---------AB-C-D----E <text:s text:c="2"/>-E-------<text:span text:style-name="T21">A</text:span>-<text:span text:style-name="T20">BC</text:span>--D----</text:p>
      <text:p text:style-name="P33"><text:s text:c="7"/>---------20-0-1----2 <text:s text:c="2"/>---------31-1-2----3 <text:s text:c="2"/>---------01-1-2----3 <text:s text:c="2"/>---------01-0-1----2 <text:s text:c="2"/>-2-------0-10--1----</text:p>
      <text:p text:style-name="P33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0"/>
      <text:p text:style-name="P10"><text:s text:c="2"/></text:p>
      <text:p text:style-name="P10"><text:s/><text:span text:style-name="T10">5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E-------A-BC--D---- <text:s text:c="2"/>-E-------A-BC--D---- <text:s text:c="2"/>-E-------A-BC--D---- <text:s text:c="2"/>-E-------A-BC--D---- <text:s text:c="2"/>----E-----<text:span text:style-name="T20">AB</text:span>-C---D--</text:p>
      <text:p text:style-name="P33"><text:s text:c="7"/>-2-------0-10--1---- <text:s text:c="2"/>-3-------1-21--2---- <text:s text:c="2"/>-3-------1-01--2---- <text:s text:c="2"/>-3-------1-01--2---- <text:s text:c="2"/>----3-----10-1---2--</text:p>
      <text:p text:style-name="P33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25"/>
      <text:p text:style-name="P2"><text:span text:style-name="T5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6"> <text:s text:c="23"/></text:span><text:span text:style-name="T2">STATUS (Gaugings)</text:span></text:p>
      <text:p text:style-name="P1"/>
      <text:p text:style-name="P1"><text:s text:c="4"/>Number of Cars: {1..990} <text:s text:c="15"/>#Ticks: <text:s text:c="11"/>{0..500}</text:p>
      <text:p text:style-name="P1"><text:s text:c="4"/>Velocity max: <text:s text:c="2"/>{1..50} <text:s text:c="16"/>#traffic jam: <text:s text:c="5"/>{0..}</text:p>
      <text:p text:style-name="P1"><text:s text:c="4"/>Dilly-dally-P%: {0..90} <text:s text:c="16"/>Time without jam: <text:s/>YY.YYYsec</text:p>
      <text:p text:style-name="P1"><text:s text:c="4"/>Cruise control: {On|Off}</text:p>
      <text:p text:style-name="P1"><text:s text:c="4"/>Delayed at v=0: {On|Off} <text:s text:c="15"/></text:p>
      <text:p text:style-name="P1"><text:s text:c="4"/>Run mode: <text:s text:c="6"/>{Step|Auto} <text:s text:c="12"/></text:p>
      <text:p text:style-name="P1"><text:s text:c="4"/>Save to file: <text:s text:c="2"/>{On|Off} <text:s text:c="15"/></text:p>
      <text:p text:style-name="P1"><text:s text:c="4"/>File: <text:s text:c="10"/>-..[.bmp]- <text:s text:c="13"/></text:p>
      <text:p text:style-name="P1"/>
      <text:p text:style-name="P1"><text:s/></text:p>
      <text:p text:style-name="P26"/>
      <text:p text:style-name="P2"><text:span text:style-name="T5"><text:s text:c="2"/></text:span><text:span text:style-name="T1">KEYEVENTS</text:span></text:p>
      <text:p text:style-name="P1"/>
      <text:p text:style-name="P1"><text:s text:c="4"/><text:span text:style-name="T10">MENU(default)</text:span> <text:s text:c="13"/><text:span text:style-name="T10">MENU(start/settings)</text:span></text:p>
      <text:p text:style-name="P1"/>
      <text:p text:style-name="P1"><text:s text:c="6"/><text:span text:style-name="T10">e</text:span> – EXIT <text:s text:c="18"/><text:span text:style-name="T10">e</text:span> – EXIT</text:p>
      <text:p text:style-name="P1"><text:s text:c="6"/><text:span text:style-name="T10">m</text:span> – Modus <text:s text:c="17"/><text:span text:style-name="T10">s</text:span> – Abbruch</text:p>
      <text:p text:style-name="P1"><text:s text:c="6"/><text:span text:style-name="T10">q</text:span> – Start (Settings..) <text:s text:c="4"/><text:span text:style-name="T10">+</text:span> – InkrementSetting</text:p>
      <text:p text:style-name="P1"><text:s text:c="6"/><text:span text:style-name="T10">f</text:span> – Save <text:s/>(Settings..) <text:s text:c="4"/><text:span text:style-name="T10">-</text:span> – DekrementSetting</text:p>
      <text:p text:style-name="P1"><text:s text:c="6"/><text:span text:style-name="T10">c</text:span> – Cruise-control <text:s text:c="8"/><text:span text:style-name="T10">ENTER</text:span> – NextSetting</text:p>
      <text:p text:style-name="P1"><text:s text:c="6"/><text:span text:style-name="T10">d</text:span> – Delayet at v=0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10"><text:s text:c="6"/>e</text:span> – EXIT <text:s text:c="26"/><text:span text:style-name="T10">Esc</text:span> – Abbruch</text:p>
      <text:p text:style-name="P1"><text:s text:c="6"/><text:span text:style-name="T10">s</text:span> – Abbruch (Quit) <text:s text:c="16"/><text:span text:style-name="T10">&gt;</text:span> – Toggle ON/OFF</text:p>
      <text:p text:style-name="P1"><text:s text:c="6"/><text:span text:style-name="T10">Leertaste</text:span> – Step [MODE==STEP] <text:s text:c="5"/><text:span text:style-name="T10">ENTER</text:span> – Speichere Settings</text:p>
      <text:p text:style-name="P1"><text:s text:c="6"/><text:span text:style-name="T10">p</text:span> – Quit and Print [SAVE==ON] <text:s text:c="5"/><text:span text:style-name="T10">{a-z,A-Z,0-9,:,\,., ,_,-}</text:span> – Pfad </text:p>
      <text:p text:style-name="P1"><text:s text:c="41"/><text:span text:style-name="T10">BACKSPACE</text:span> – Zeichen löschen</text:p>
      <text:p text:style-name="P1"/>
      <text:p text:style-name="P1"><text:s text:c="4"/></text:p>
      <text:p text:style-name="P2"/>
      <text:p text:style-name="P2"><text:s text:c="6"/></text:p>
      <text:p text:style-name="P30"/>
      <text:p text:style-name="P1"><text:s text:c="2"/><text:span text:style-name="T2">Beschreibungen</text:span> <text:s text:c="2"/></text:p>
      <text:p text:style-name="P4"/>
      <text:p text:style-name="P4"><text:s text:c="2"/><text:span text:style-name="T11"><text:s/></text:span><text:span text:style-name="T18">Straße:</text:span></text:p>
      <text:p text:style-name="P5"><text:span text:style-name="T19"><text:s text:c="6"/>Streifen a 1000 Autos lang. Straße ist </text:span>endlich, aber unbegrenzt, denn ihr rechtes und linkes </text:p>
      <text:p text:style-name="P5"><text:s text:c="6"/>Ende sind topologisch miteinander verbunden. Auf der einspurigen Straße fahren Autos nach rechts. </text:p>
      <text:p text:style-name="P4"/>
      <text:p text:style-name="P5"><text:span text:style-name="T19"><text:s text:c="4"/></text:span><text:span text:style-name="T10">Cruise control (Tempomat): </text:span><text:span text:style-name="T19"><text:s text:c="7"/></text:span></text:p>
      <text:p text:style-name="P5"><text:span text:style-name="T19"><text:s text:c="6"/>Auf </text:span>Trödeln bei Maximalgeschwindigkeit verzichten</text:p>
      <text:p text:style-name="P5"/>
      <text:p text:style-name="P5"><text:s text:c="4"/><text:span text:style-name="T10">Delayed at v=0: <text:s/></text:span></text:p>
      <text:p text:style-name="P5"><text:span text:style-name="T19"><text:s text:c="6"/>Bei v=0 im Zustand '</text:span><text:span text:style-name="T10">NewTick</text:span><text:span text:style-name="T19">' benutze (X:{0..99}:X&gt;P%) in dieser Runde als </text:span></text:p>
      <text:p text:style-name="P5"><text:span text:style-name="T19"><text:s text:c="6"/>Trödelwahrscheinlichkeit im Zustand '</text:span><text:span text:style-name="T10">Trödeln</text:span><text:span text:style-name="T19">'</text:span></text:p>
      <text:p text:style-name="P5"><text:s text:c="5"/></text:p>
      <text:p text:style-name="P5"><text:s text:c="4"/><text:span text:style-name="T10">Save to file:</text:span></text:p>
      <text:p text:style-name="P5"><text:s text:c="6"/>Wenn <text:span text:style-name="T19">[</text:span><text:span text:style-name="T10">SAVE==ON</text:span><text:span text:style-name="T19">] wird immer nach dem Zustand '</text:span><text:span text:style-name="T10">Teste Stau</text:span><text:span text:style-name="T19">' die Autos in Abhnängigkeit der </text:span></text:p>
      <text:p text:style-name="P4"><text:s text:c="6"/>Geschwindigkeit als Farbwert auf einem Bildstreifen gespeichert.</text:p>
      <text:p text:style-name="P5"><text:span text:style-name="T19"><text:s text:c="6"/>Wenn, </text:span><text:span text:style-name="T10">p</text:span><text:span text:style-name="T19"> – Quit and Print [</text:span><text:span text:style-name="T10">SAVE==ON</text:span><text:span text:style-name="T19">], gedrückt wird, wird der Algorithmus abgebrochen und alle</text:span></text:p>
      <text:p text:style-name="P5"><text:span text:style-name="T19"><text:s text:c="6"/>bisher gespeicherten Bildstreifen als </text:span><text:span text:style-name="T10">*.bmp </text:span><text:span text:style-name="T19">in eine Datei gespeichert.</text:span></text:p>
      <text:p text:style-name="P5"><text:span text:style-name="T19"><text:s text:c="6"/>Falls der Algorithmus abgebrochen wird aufgrund von [</text:span><text:span text:style-name="T10">iTicks &gt;= MAXTICKS</text:span><text:span text:style-name="T19">] und [</text:span><text:span text:style-name="T10">SAVE==ON</text:span><text:span text:style-name="T19">] </text:span></text:p>
      <text:p text:style-name="P4"><text:s text:c="6"/>wird auch in eine Datei gespeichert.</text:p>
      <text:p text:style-name="P4"/>
      <text:p text:style-name="P5"><text:span text:style-name="T19"><text:s text:c="4"/></text:span><text:span text:style-name="T10">Ticks:</text:span></text:p>
      <text:p text:style-name="P4"><text:s text:c="6"/>Anzahl an Ticks/Runden. Maximal 500 danach wird automatisch abgebrochen und falls [<text:span text:style-name="T10">SAVE==ON</text:span>] </text:p>
      <text:p text:style-name="P4"><text:s text:c="6"/>wird auch in Datei gespeichert. Ein Tick umfasst die Zustände <text:s/></text:p>
      <text:p text:style-name="P4"><text:s text:c="6"/>'<text:span text:style-name="T10">NewTick</text:span>' &gt; '<text:span text:style-name="T10">Beschleunigen</text:span>' &gt; '<text:span text:style-name="T10">Bremsen</text:span>' &gt; '<text:span text:style-name="T10">Trödeln</text:span>' &gt; '<text:span text:style-name="T10">Fahren</text:span>' &gt; '<text:span text:style-name="T10">Teste Stau</text:span>'</text:p>
      <text:p text:style-name="P4"/>
      <text:p text:style-name="P9"><text:s text:c="4"/>Dilly-dally-P%:</text:p>
      <text:p text:style-name="P5"><text:span text:style-name="T10"><text:s text:c="4"/></text:span><text:span text:style-name="T19"><text:s text:c="2"/>Trödelwahrscheinlichkeit. Wenn [Random() &lt; </text:span><text:span text:style-name="T10">Dilly-dally-P%</text:span><text:span text:style-name="T7">]</text:span><text:span text:style-name="T19"> dann trödelt das Auto und es wird</text:span></text:p>
      <text:p text:style-name="P4"><text:s text:c="6"/>um 1 langsamer.</text:p>
      <text:p text:style-name="P4"/>
      <text:p text:style-name="P4"><text:s text:c="4"/></text:p>
      <text:p text:style-name="P4"/>
      <text:p text:style-name="P4"/>
      <text:p text:style-name="P4"/>
      <text:p text:style-name="P4"><text:soft-page-break/></text:p>
      <text:p text:style-name="P5"><text:span text:style-name="T19"><text:s text:c="4"/></text:span><text:span text:style-name="T10">#CurrentJams+#TotalJams+Time:</text:span></text:p>
      <text:p text:style-name="P4"><text:s text:c="6"/>#Halt ist die Anzahl bisheriger Staus. Ein Stau ist dadurch zu erkennen das nach dem Zustand</text:p>
      <text:p text:style-name="P4"><text:s text:c="6"/>'<text:span text:style-name="T10">Fahren</text:span>' es ein Auto gibt das Geschwindigkeit 0 hat und noch nicht als Stau markiert ist. </text:p>
      <text:p text:style-name="P4"><text:s text:c="6"/>Oder ein Auto noch nicht im Stau war aber der Abstand zum Vordermann kleiner/gleich 1 ist </text:p>
      <text:p text:style-name="P4"><text:s text:c="6"/>und der Vordermann ebenfalls als im Stau anzusehen ist. </text:p>
      <text:p text:style-name="P4"><text:s text:c="6"/>Ein Auto, das gefahren ist und dessen aktuelle </text:p>
      <text:p text:style-name="P4"><text:s text:c="6"/>Geschwindigkeit kleiner/gleich als der Abstand zum Vodermann ist, befindet sich nicht mehr </text:p>
      <text:p text:style-name="P4"><text:s text:c="6"/>im Stau. </text:p>
      <text:p text:style-name="P4"><text:s text:c="6"/>Im <text:span text:style-name="T10">Run Mode AUTO</text:span> wird die Zeit '<text:span text:style-name="T10">Time without jam'</text:span> gemessen. </text:p>
      <text:p text:style-name="P4"><text:s text:c="6"/>(wie lange es dauert bis der erste Stau auftritt/Wie lange noch gar kein Stau da ist).</text:p>
      <text:p text:style-name="P4"/>
      <text:p text:style-name="P4"><text:s text:c="4"/></text:p>
      <text:p text:style-name="P5"><text:span text:style-name="T19"><text:s text:c="4"/></text:span><text:span text:style-name="T10">Run mode STEP:</text:span></text:p>
      <text:p text:style-name="P4"><text:s text:c="6"/>Im <text:span text:style-name="T10">STEP</text:span> Modus werden pro Runde/Tick nacheinander auf Tastendruck '<text:span text:style-name="T10">Leertaste</text:span>' die Zustände </text:p>
      <text:p text:style-name="P4"><text:s text:c="6"/>'<text:span text:style-name="T10">NewTick</text:span>' &gt; '<text:span text:style-name="T10">Beschleunigen</text:span>' &gt; '<text:span text:style-name="T10">Bremsen</text:span>' &gt; '<text:span text:style-name="T10">Trödeln</text:span>' &gt; '<text:span text:style-name="T10">Fahren</text:span>' &gt; '<text:span text:style-name="T10">Teste Stau</text:span>'</text:p>
      <text:p text:style-name="P4"><text:s text:c="6"/>ausgegeben. </text:p>
      <text:p text:style-name="P4"><text:s text:c="6"/>Die Zeit ohne Staus wird nicht gemessen.</text:p>
      <text:p text:style-name="P4"/>
      <text:p text:style-name="P4"><text:s text:c="4"/><text:span text:style-name="T10">Run mode AUTO:</text:span></text:p>
      <text:p text:style-name="P4"><text:s text:c="6"/>Im <text:span text:style-name="T10">AUTO</text:span> Modus wird nur noch pro Runde/Tick der Zustand <text:span text:style-name="T10">'Teste Stau' </text:span>ausgegeben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4"/><text:span text:style-name="T10">Run mode STEP+AUTO:</text:span></text:p>
      <text:p text:style-name="P4"><text:span text:style-name="T10"><text:s text:c="6"/></text:span>Falls [<text:span text:style-name="T10">iTicks &gt;= MAXTICKS</text:span>] wird der Algorithmus abgebrochen.</text:p>
      <text:p text:style-name="P4"><text:s text:c="6"/>Falls der Algorithmus abgebrochen wird aufgrund von [<text:span text:style-name="T10">iTicks &gt;= MAXTICKS</text:span>] und [<text:span text:style-name="T10">SAVE==ON</text:span>] </text:p>
      <text:p text:style-name="P4"><text:s text:c="6"/>wird auch in Datei gespeichert.</text:p>
      <text:p text:style-name="P4"><text:span text:style-name="T10"><text:s text:c="6"/></text:span>In beiden Modi kann mit '<text:span text:style-name="T10">s</text:span>' abgebrochen werden oder mit '<text:span text:style-name="T10">e</text:span>' das Programm beendet werden.</text:p>
      <text:p text:style-name="P4"><text:s text:c="6"/>Falls [SAVE=ON] wird mit <text:span text:style-name="T10">'p' </text:span>abgebrochen und die bisherige Berechnung als <text:span text:style-name="T10">*.bmp</text:span> in </text:p>
      <text:p text:style-name="P4"><text:s text:c="6"/>eine Datei gespeichert.</text:p>
      <text:p text:style-name="P4"/>
      <text:p text:style-name="P7"/>
      <text:p text:style-name="P7"><text:s text:c="3"/></text:p>
      <text:p text:style-name="P7"><text:s text:c="6"/></text:p>
      <text:p text:style-name="P7"/>
      <text:p text:style-name="P27"/>
      <text:p text:style-name="P7"><text:s text:c="3"/><text:span text:style-name="T37">MockUps</text:span></text:p>
      <text:p text:style-name="P3"/>
      <text:p text:style-name="P4"><text:s text:c="5"/>43x4</text:p>
      <text:p text:style-name="P4"><text:s text:c="5"/>*Cars:**.XX****Cruise-control:*OFF*********</text:p>
      <text:p text:style-name="P4"><text:s text:c="5"/>*VMax:***.X****Delay at v=0:***OFF*********</text:p>
      <text:p text:style-name="P4"><text:s text:c="5"/>*P%:*****.X****Save to file:***OFF*********</text:p>
      <text:p text:style-name="P7"><text:s text:c="5"/>*Mode:*Step****-test3aksdjakljdkl..[.bmp]-*</text:p>
      <text:p text:style-name="P8"/>
      <text:p text:style-name="P7"><text:s text:c="6"/>34x4</text:p>
      <text:p text:style-name="P7"><text:s text:c="6"/><text:span text:style-name="T11">*Ticks:***********.XX%*****.XX****</text:span></text:p>
      <text:p text:style-name="P4"><text:s text:c="6"/>*Total***traffic jams:*.XXXXXX****</text:p>
      <text:p text:style-name="P4"><text:s text:c="6"/><text:span text:style-name="T5">*Current*traffic*jams:************</text:span></text:p>
      <text:p text:style-name="P4"><text:s text:c="6"/>*Time <text:s text:c="3"/>without jams:**YY,YYYsec*</text:p>
      <text:p text:style-name="P7"><text:span text:style-name="T11"><text:s text:c="11"/></text:span><text:s text:c="93"/></text:p>
      <text:p text:style-name="P7"><text:s text:c="194"/></text:p>
      <text:p text:style-name="P7"><text:s text:c="27"/></text:p>
      <text:p text:style-name="P7"><text:s text:c="12"/>26x9 <text:s text:c="6"/></text:p>
      <text:p text:style-name="P7"><text:s text:c="12"/>************************** <text:s text:c="139"/></text:p>
      <text:p text:style-name="P7"><text:s text:c="12"/>**Cars:**.XX***+/-********</text:p>
      <text:p text:style-name="P7"><text:s text:c="12"/>**************************</text:p>
      <text:p text:style-name="P4"><text:s text:c="12"/>**Vmax:***.X**************</text:p>
      <text:p text:style-name="P4"><text:s text:c="12"/>************************** <text:s text:c="13"/></text:p>
      <text:p text:style-name="P7"><text:s text:c="12"/>**P%:*****.X************** <text:s text:c="178"/></text:p>
      <text:p text:style-name="P7"><text:s text:c="12"/>************************** <text:s text:c="185"/></text:p>
      <text:p text:style-name="P7"><text:s text:c="12"/>**Save Settings? [ENTER]** <text:s text:c="183"/></text:p>
      <text:p text:style-name="P7"><text:s text:c="12"/>************************** <text:s text:c="162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63"/></text:p>
      <text:p text:style-name="P27"><text:s text:c="101"/></text:p>
      <text:p text:style-name="P7"><text:s text:c="2"/><text:span text:style-name="T37">Datenstrukturen</text:span></text:p>
      <text:p text:style-name="P8"/>
      <text:p text:style-name="Standard"><text:span text:style-name="T12"><text:s text:c="5"/></text:span><text:span text:style-name="T23">struct object_car <text:s text:c="28"/></text:span><text:span text:style-name="T23"><text:s/>struct gaugings</text:span></text:p>
      <text:p text:style-name="P13"><text:s text:c="5"/>{ <text:s text:c="45"/>{ <text:s text:c="98"/></text:p>
      <text:p text:style-name="P14"><text:span text:style-name="T38"><text:s text:c="8"/>int iV; <text:s text:c="39"/></text:span><text:span text:style-name="T14">int iTicks;</text:span><text:span text:style-name="T38"> <text:s text:c="74"/></text:span></text:p>
      <text:p text:style-name="P14"><text:span text:style-name="T38"><text:s text:c="8"/>int iVChange; <text:s text:c="33"/></text:span><text:span text:style-name="T14">int iTotalTrafficJams;</text:span><text:span text:style-name="T38"> <text:s text:c="80"/></text:span></text:p>
      <text:p text:style-name="P14"><text:span text:style-name="T38"><text:s text:c="8"/>int iJamGroupId; <text:s text:c="30"/></text:span><text:span text:style-name="T14">clock_t runtime;</text:span><text:span text:style-name="T38"> <text:s text:c="87"/></text:span></text:p>
      <text:p text:style-name="P14"><text:span text:style-name="T38"><text:s text:c="8"/>int iPosition; <text:s text:c="32"/></text:span><text:span text:style-name="T14">char acTimeStamp[TIMESTAMPLENGTH];</text:span><text:span text:style-name="T38"> <text:s text:c="90"/></text:span></text:p>
      <text:p text:style-name="P13"><text:s text:c="8"/>bool bIsInJam; <text:s text:c="29"/></text:p>
      <text:p text:style-name="P23"><text:span text:style-name="T23"><text:s text:c="8"/></text:span><text:span text:style-name="T23">bool bDoDelayAtV0; <text:s text:c="9"/></text:span><text:span text:style-name="T23"><text:s text:c="19"/></text:span><text:span text:style-name="T23">//TODO colormap</text:span><text:span text:style-name="T23"> <text:s text:c="158"/></text:span></text:p>
      <text:p text:style-name="P22"><text:span text:style-name="T23"><text:s text:c="5"/>};</text:span><text:span text:style-name="T24"> <text:s text:c="3"/></text:span><text:span text:style-name="T25"><text:s text:c="41"/>}; <text:s text:c="76"/></text:span></text:p>
      <text:p text:style-name="P13"><text:span text:style-name="T24"><text:s text:c="62"/></text:span><text:span text:style-name="T7"><text:s text:c="62"/></text:span></text:p>
      <text:p text:style-name="P23"><text:span text:style-name="T24"><text:s text:c="5"/></text:span><text:span text:style-name="T25">enum states</text:span><text:span text:style-name="T25"> <text:s text:c="35"/></text:span><text:span text:style-name="T25">struct naschmodell <text:s text:c="63"/></text:span><text:span text:style-name="T25"><text:s text:c="10"/></text:span></text:p>
      <text:p text:style-name="P13"><text:s text:c="5"/>{<text:span text:style-name="T11"> <text:s text:c="45"/>{ <text:s text:c="77"/></text:span></text:p>
      <text:p text:style-name="P14"><text:span text:style-name="T38"><text:s text:c="8"/>newtick = 0,</text:span><text:span text:style-name="T14"> <text:s text:c="34"/></text:span><text:span text:style-name="T38">struct settings sSettings;</text:span><text:span text:style-name="T14"> <text:s text:c="83"/></text:span></text:p>
      <text:p text:style-name="P14"><text:span text:style-name="T38"><text:s text:c="8"/>accelerate,</text:span><text:span text:style-name="T14"> <text:s text:c="35"/></text:span><text:span text:style-name="T38">struct gaugings sGaugings;</text:span><text:span text:style-name="T14"> <text:s text:c="87"/></text:span></text:p>
      <text:p text:style-name="P14"><text:span text:style-name="T38"><text:s text:c="8"/>retard,</text:span><text:span text:style-name="T14"> <text:s text:c="39"/></text:span><text:span text:style-name="T38">struct object_car asCars[ARRAY_LENGTH];</text:span><text:span text:style-name="T14"> <text:s text:c="82"/></text:span></text:p>
      <text:p text:style-name="P14"><text:span text:style-name="T38"><text:s text:c="8"/>dilly_dally,</text:span><text:span text:style-name="T14"> <text:s text:c="31"/>}; <text:s text:c="91"/></text:span></text:p>
      <text:p text:style-name="P13"><text:s text:c="8"/>drive,</text:p>
      <text:p text:style-name="P14"><text:span text:style-name="T14"><text:s text:c="8"/>test_jam</text:span><text:span text:style-name="T14"> <text:s text:c="4"/></text:span><text:span text:style-name="T14"><text:s text:c="112"/></text:span></text:p>
      <text:p text:style-name="P22"><text:span text:style-name="T23"><text:s text:c="5"/>};</text:span><text:span text:style-name="T24"> <text:s text:c="16"/></text:span><text:span text:style-name="T12"><text:s text:c="32"/></text:span></text:p>
      <text:p text:style-name="P22"><text:span text:style-name="T25"><text:s text:c="3"/></text:span><text:span text:style-name="T12"><text:s text:c="48"/></text:span><text:span text:style-name="T25"><text:s text:c="4"/></text:span></text:p>
      <text:p text:style-name="P23"><text:span text:style-name="T25"><text:s text:c="5"/></text:span><text:span text:style-name="T25">struct settings</text:span></text:p>
      <text:p text:style-name="P13"><text:span text:style-name="T16"><text:s text:c="5"/></text:span>{</text:p>
      <text:p text:style-name="P14"><text:span text:style-name="T17"><text:s text:c="5"/></text:span><text:span text:style-name="T38"><text:s text:c="3"/>int iVMax;</text:span></text:p>
      <text:p text:style-name="P14"><text:span text:style-name="T17"><text:s text:c="5"/></text:span><text:span text:style-name="T38"><text:s text:c="3"/>int iCars;</text:span></text:p>
      <text:p text:style-name="P14"><text:span text:style-name="T17"><text:s text:c="5"/></text:span><text:span text:style-name="T38"><text:s text:c="3"/>int iPProzent;</text:span></text:p>
      <text:p text:style-name="P14"><text:span text:style-name="T17"><text:s text:c="5"/></text:span><text:span text:style-name="T38"><text:s text:c="3"/>enum toggle eTCruiseControl;</text:span></text:p>
      <text:p text:style-name="P14"><text:span text:style-name="T17"><text:s text:c="5"/></text:span><text:span text:style-name="T38"><text:s text:c="3"/>enum toggle eTDelayedAtV0;</text:span></text:p>
      <text:p text:style-name="P14"><text:span text:style-name="T38"><text:s/></text:span><text:span text:style-name="T17"><text:s text:c="5"/></text:span><text:span text:style-name="T38"><text:s text:c="2"/>enum toggle eTSaveToFile;</text:span></text:p>
      <text:p text:style-name="P14"><text:span text:style-name="T17"><text:s text:c="5"/></text:span><text:span text:style-name="T38"><text:s text:c="3"/>enum mode eMode;</text:span></text:p>
      <text:p text:style-name="P14"><text:span text:style-name="T17"><text:s text:c="8"/></text:span><text:span text:style-name="T38">char acFilename[COMPLPATHLENGTH];</text:span></text:p>
      <text:p text:style-name="P14"><text:span text:style-name="T17"><text:s text:c="5"/></text:span><text:span text:style-name="T38"><text:s text:c="3"/>char acComplFilePath[COMPLPATHLENGTH];</text:span></text:p>
      <text:p text:style-name="P22"><text:span text:style-name="T25"><text:s text:c="5"/></text:span><text:span text:style-name="T23">};</text:span><text:span text:style-name="T25"> <text:s text:c="2"/></text:span></text:p>
      <text:p text:style-name="P31"/>
      <text:p text:style-name="Standard"><text:span text:style-name="T23"><text:s text:c="2"/></text:span><text:span text:style-name="T29">Algorithmus STEP</text:span></text:p>
      <text:p text:style-name="P12"/>
      <text:p text:style-name="Standard"><text:span text:style-name="T23"><text:s text:c="5"/></text:span><text:span text:style-name="T27">do newtick:</text:span><text:span text:style-name="T23"> <text:s text:c="92"/></text:span></text:p>
      <text:p text:style-name="P13"><text:s text:c="9"/>iV = iV + iVChange; <text:s text:c="82"/></text:p>
      <text:p text:style-name="P13"><text:s text:c="9"/>iVChange = 0; <text:s text:c="88"/></text:p>
      <text:p text:style-name="P14"><text:span text:style-name="T38"><text:s text:c="9"/>[settings.</text:span><text:span text:style-name="T14">eTDelayedAtV0 == on &amp;&amp; iV + iVChange== 0</text:span><text:span text:style-name="T38">] { </text:span><text:span text:style-name="T14">bDoDelayAtV0 = true; }</text:span><text:span text:style-name="T38"> <text:s text:c="91"/></text:span></text:p>
      <text:p text:style-name="P13"><text:s text:c="98"/></text:p>
      <text:p text:style-name="P14"><text:span text:style-name="T38"><text:s text:c="5"/></text:span><text:span text:style-name="T3">print newtick</text:span></text:p>
      <text:p text:style-name="P18"><text:span text:style-name="T38"><text:s text:c="5"/></text:span><text:span text:style-name="T4">userinteraction</text:span></text:p>
      <text:p text:style-name="P13"><text:s text:c="167"/></text:p>
      <text:p text:style-name="P22"><text:span text:style-name="T23"><text:s text:c="5"/></text:span><text:span text:style-name="T28">do accelerate:</text:span><text:span text:style-name="T25"> <text:s text:c="195"/></text:span></text:p>
      <text:p text:style-name="P23"><text:span text:style-name="T24"><text:s text:c="5"/></text:span><text:span text:style-name="T25"><text:s text:c="4"/>[ </text:span><text:span text:style-name="T25">iV + </text:span><text:span text:style-name="T25">iVChange &lt; settings.</text:span><text:span text:style-name="T25">iVMax </text:span><text:span text:style-name="T25">] { iVChange++; } <text:s text:c="81"/></text:span></text:p>
      <text:p text:style-name="P13"><text:s text:c="5"/><text:span text:style-name="T11"><text:s text:c="78"/></text:span></text:p>
      <text:p text:style-name="P14"><text:span text:style-name="T38"><text:s text:c="5"/></text:span><text:span text:style-name="T3">print accelerate</text:span><text:span text:style-name="T38"> <text:s/></text:span></text:p>
      <text:p text:style-name="P14"><text:span text:style-name="T38"><text:s text:c="5"/></text:span><text:span text:style-name="T4">userinteraction</text:span><text:span text:style-name="T38"> <text:s text:c="89"/></text:span></text:p>
      <text:p text:style-name="P14"><text:span text:style-name="T38"><text:s text:c="5"/></text:span><text:span text:style-name="T14"><text:s text:c="91"/></text:span></text:p>
      <text:p text:style-name="P14"><text:span text:style-name="T38"><text:s text:c="5"/></text:span><text:span text:style-name="T15">do </text:span><text:span text:style-name="T3">retard:</text:span><text:span text:style-name="T14"> <text:s text:c="86"/></text:span><text:span text:style-name="T38"><text:s text:c="80"/></text:span></text:p>
      <text:p text:style-name="P6"><text:span text:style-name="T34"><text:s text:c="5"/></text:span><text:span text:style-name="T32"><text:s text:c="4"/>[iV + iVChange &gt; </text:span><text:span text:style-name="T36">diff(myCar.iPosition, carInFront.iPosition)]</text:span></text:p>
      <text:p text:style-name="P23"><text:span text:style-name="T25"><text:s text:c="3"/></text:span><text:span text:style-name="T12"><text:s text:c="2"/></text:span><text:span text:style-name="T25"><text:s text:c="4"/>{ iVChange = diff(my.iPosition, carInFront.iPosition) – iV; } <text:s text:c="112"/></text:span><text:span text:style-name="T12"><text:s text:c="877"/></text:span></text:p>
      <text:p text:style-name="P7"><text:s text:c="109"/><text:span text:style-name="T34"><text:s text:c="124"/></text:span><text:s text:c="91"/></text:p>
      <text:p text:style-name="P7"><text:s text:c="5"/><text:span text:style-name="T35">print retard</text:span> <text:s text:c="3"/></text:p>
      <text:p text:style-name="P7"><text:s text:c="5"/><text:span text:style-name="T35">userinteraction</text:span> <text:s text:c="50"/><text:span text:style-name="T34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7"/>
      <text:p text:style-name="P29"/>
      <text:p text:style-name="P7"><text:s text:c="5"/><text:span text:style-name="T1">do </text:span><text:span text:style-name="T30">dilly_dally:</text:span> <text:s text:c="218"/></text:p>
      <text:p text:style-name="P7"><text:s text:c="9"/>[ <text:span text:style-name="T32">iV + iVChange &gt; 0 ]</text:span></text:p>
      <text:p text:style-name="P7"><text:span text:style-name="T34"><text:s text:c="9"/>{</text:span> <text:s text:c="73"/></text:p>
      <text:p text:style-name="P7"><text:s text:c="12"/>[<text:span text:style-name="T34">settings.</text:span><text:span text:style-name="T32">eTDelayedAtV0 == on &amp;&amp; bDoDelayAtV0 == true</text:span>]</text:p>
      <text:p text:style-name="P7"><text:s text:c="6"/><text:span text:style-name="T39"><text:s text:c="6"/></text:span><text:span text:style-name="T22">{</text:span></text:p>
      <text:p text:style-name="P15"><text:span text:style-name="T14"><text:s text:c="15"/></text:span><text:span text:style-name="T14">bDoDelayAtV0 = false;</text:span></text:p>
      <text:p text:style-name="P16"><text:s text:c="15"/>[Random(0..100) &lt; (settings.iPProzent + ((100 – settings.iPProzent) * 10 / 100))]</text:p>
      <text:p text:style-name="P16"><text:s text:c="15"/>{</text:p>
      <text:p text:style-name="P16"><text:s text:c="18"/>iVChange--;</text:p>
      <text:p text:style-name="P16"><text:s text:c="15"/>}</text:p>
      <text:p text:style-name="P15"><text:span text:style-name="T14"><text:s text:c="12"/></text:span>}</text:p>
      <text:p text:style-name="P22"><text:span text:style-name="T25"><text:s text:c="12"/>else [settings.</text:span><text:span text:style-name="T25">eTCruiseControl == on &amp;&amp; iV + </text:span><text:span text:style-name="T25">iVChange</text:span><text:span text:style-name="T25"> &gt;= settings.IVMax</text:span><text:span text:style-name="T25">]</text:span></text:p>
      <text:p text:style-name="P17"><text:s text:c="12"/>{</text:p>
      <text:p text:style-name="P17"><text:s text:c="15"/>//Tempomat is on =&gt; no dilly_dally</text:p>
      <text:p text:style-name="P17"><text:s text:c="12"/>}</text:p>
      <text:p text:style-name="P22"><text:span text:style-name="T25"><text:s text:c="12"/>else [Random(0..100) &lt; settings.</text:span><text:span text:style-name="T25">iPProzent</text:span><text:span text:style-name="T25">]</text:span></text:p>
      <text:p text:style-name="P17"><text:s text:c="12"/>{</text:p>
      <text:p text:style-name="P21"><text:span text:style-name="T13"><text:s text:c="15"/></text:span><text:span text:style-name="T13">iVChange--;</text:span></text:p>
      <text:p text:style-name="P17"><text:s text:c="12"/>}</text:p>
      <text:p text:style-name="P22"><text:span text:style-name="T25"><text:s text:c="9"/>}</text:span><text:span text:style-name="T25"> <text:s/></text:span></text:p>
      <text:p text:style-name="P17"><text:s text:c="11"/></text:p>
      <text:p text:style-name="P22"><text:span text:style-name="T25"><text:s text:c="5"/></text:span><text:span text:style-name="T28">print dilly_dally</text:span><text:span text:style-name="T25"> </text:span></text:p>
      <text:p text:style-name="P22"><text:span text:style-name="T25"><text:s text:c="5"/></text:span><text:span text:style-name="T28">userinteraction</text:span><text:span text:style-name="T25"> <text:s text:c="44"/></text:span><text:span text:style-name="T12"><text:s text:c="97"/></text:span></text:p>
      <text:p text:style-name="P7"><text:s text:c="112"/></text:p>
      <text:p text:style-name="P7"><text:s text:c="5"/><text:span text:style-name="T1">do </text:span><text:span text:style-name="T30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5"/><text:span text:style-name="T35">userinteraction</text:span></text:p>
      <text:p text:style-name="P20"/>
      <text:p text:style-name="P20"/>
      <text:p text:style-name="P28"/>
      <text:p text:style-name="P7"><text:s text:c="5"/><text:span text:style-name="T1">do test_jam(int iCarId):</text:span></text:p>
      <text:p text:style-name="P7"><text:s text:c="8"/>gaugings.iTicks++;</text:p>
      <text:p text:style-name="P7"><text:s text:c="8"/>[<text:span text:style-name="T34">bIsInJam == true</text:span>]</text:p>
      <text:p text:style-name="P7"><text:s text:c="8"/>{</text:p>
      <text:p text:style-name="P7"><text:s text:c="11"/>[iV + IVChange &gt; 0 &amp;&amp; iV + IVChange &lt; iDiff]</text:p>
      <text:p text:style-name="P7"><text:s text:c="11"/>{</text:p>
      <text:p text:style-name="P7"><text:s text:c="14"/>bIsInJam = false; </text:p>
      <text:p text:style-name="P16"><text:s text:c="14"/>iJamGroupId = -1; </text:p>
      <text:p text:style-name="P7"><text:span text:style-name="T34"><text:s text:c="11"/></text:span>}</text:p>
      <text:p text:style-name="P7"><text:s text:c="8"/>} </text:p>
      <text:p text:style-name="P7"><text:s text:c="8"/>else //bIsInJam == false</text:p>
      <text:p text:style-name="P7"><text:s text:c="8"/>{</text:p>
      <text:p text:style-name="P7"><text:s text:c="11"/>[iV + iVChange == 0] </text:p>
      <text:p text:style-name="P7"><text:s text:c="11"/>{</text:p>
      <text:p text:style-name="P16"><text:s text:c="14"/>bIsInJam = true; </text:p>
      <text:p text:style-name="P16"><text:s text:c="14"/>iJamGroupId = gaugings.iTotalTrafficJams;</text:p>
      <text:p text:style-name="P16"><text:s text:c="14"/>gaugings.iTotalTrafficJams++;</text:p>
      <text:p text:style-name="P7"><text:span text:style-name="T40"><text:s text:c="12"/></text:span><text:span text:style-name="T34"><text:s text:c="2"/></text:span></text:p>
      <text:p text:style-name="P7"><text:span text:style-name="T41"><text:s text:c="11"/></text:span>}</text:p>
      <text:p text:style-name="P7"><text:s text:c="11"/>else [<text:span text:style-name="T34">diff(myCar.iPosition, carInFront.iPosition) &lt;= 1</text:span>]</text:p>
      <text:p text:style-name="P7"><text:s text:c="11"/>{</text:p>
      <text:p text:style-name="P7"><text:s text:c="14"/>[ <text:span text:style-name="T34">do_test_jam( (iCarId + 1) % settings.iCars ) == true]</text:span></text:p>
      <text:p text:style-name="P16"><text:s text:c="14"/>{</text:p>
      <text:p text:style-name="P7"><text:s text:c="17"/><text:span text:style-name="T34">bIsInJam = true; </text:span></text:p>
      <text:p text:style-name="P16"><text:s text:c="17"/>iJamGroupId = carInFront.iJamGroupId;</text:p>
      <text:p text:style-name="P7"><text:span text:style-name="T39"><text:s text:c="13"/></text:span><text:span text:style-name="T22"><text:s/>}</text:span></text:p>
      <text:p text:style-name="P15"><text:s text:c="14"/>else</text:p>
      <text:p text:style-name="P15"><text:s text:c="14"/>{</text:p>
      <text:p text:style-name="P15"><text:s text:c="17"/>//interessant (:</text:p>
      <text:p text:style-name="P15"><text:s text:c="14"/>}</text:p>
      <text:p text:style-name="P7"><text:s text:c="11"/>}</text:p>
      <text:p text:style-name="P7"><text:s text:c="8"/>}</text:p>
      <text:p text:style-name="P7"><text:s text:c="8"/>return <text:span text:style-name="T34">bIsInJam;</text:span></text:p>
      <text:p text:style-name="P27"><text:s text:c="90"/></text:p>
      <text:p text:style-name="P7"><text:s text:c="5"/><text:span text:style-name="T1">print test_jam + </text:span><text:span text:style-name="T35">print gaugings</text:span> <text:s text:c="2"/></text:p>
      <text:p text:style-name="P7"><text:s text:c="5"/><text:span text:style-name="T35">userinteraction</text:span> <text:s text:c="3"/></text:p>
      <text:p text:style-name="P7"/>
      <text:p text:style-name="Standard"><text:span text:style-name="T23"><text:s text:c="2"/></text:span><text:span text:style-name="T29">Algorithmus AUTO</text:span></text:p>
      <text:p text:style-name="P16"><text:s/></text:p>
      <text:p text:style-name="P16"><text:s text:c="5"/>18 Steps</text:p>
      <text:p text:style-name="P16"/>
      <text:p text:style-name="P24"><text:span text:style-name="T33"><text:s text:c="5"/>[ 0] </text:span><text:span text:style-name="T31">do newtick</text:span><text:span text:style-name="T33"> <text:s text:c="89"/></text:span><text:span text:style-name="T32"><text:s text:c="81"/></text:span></text:p>
      <text:p text:style-name="P14"><text:span text:style-name="T38"><text:s text:c="5"/></text:span><text:span text:style-name="T8">[ 1] </text:span><text:span text:style-name="T38">[settings.eMode == step] {</text:span><text:span text:style-name="T3">print newtick}</text:span></text:p>
      <text:p text:style-name="P14"><text:span text:style-name="T9"><text:s text:c="5"/></text:span><text:span text:style-name="T8">[ 2] </text:span><text:span text:style-name="T4">userinteraction</text:span><text:span text:style-name="T38"> <text:s text:c="155"/></text:span></text:p>
      <text:p text:style-name="P23"><text:span text:style-name="T23"><text:s text:c="5"/></text:span><text:span text:style-name="T25">[ 3] </text:span><text:span text:style-name="T28">do accelerate</text:span><text:span text:style-name="T25"> <text:s text:c="192"/></text:span><text:span text:style-name="T23"><text:s text:c="71"/></text:span></text:p>
      <text:p text:style-name="P14"><text:span text:style-name="T38"><text:s text:c="5"/></text:span><text:span text:style-name="T8">[ 4] </text:span><text:span text:style-name="T38">[settings.eMode == step] {</text:span><text:span text:style-name="T3">print accelerate}</text:span><text:span text:style-name="T38"> <text:s/></text:span></text:p>
      <text:p text:style-name="P14"><text:span text:style-name="T38"><text:s text:c="5"/></text:span><text:span text:style-name="T8">[ 5] </text:span><text:span text:style-name="T4">userinteraction</text:span><text:span text:style-name="T38"> <text:s text:c="178"/></text:span></text:p>
      <text:p text:style-name="P6"><text:span text:style-name="T34"><text:s text:c="5"/></text:span><text:span text:style-name="T36">[ 6] </text:span><text:span text:style-name="T35">do retard</text:span><text:span text:style-name="T34"> <text:s text:c="162"/></text:span><text:span text:style-name="T7"><text:s text:c="91"/></text:span><text:span text:style-name="T36"><text:s text:c="124"/></text:span><text:span text:style-name="T7"><text:s text:c="91"/></text:span></text:p>
      <text:p text:style-name="P7"><text:s text:c="5"/><text:span text:style-name="T34">[ 7] [settings.eMode == step] {</text:span><text:span text:style-name="T35">print retard}</text:span> <text:s text:c="3"/></text:p>
      <text:p text:style-name="P7"><text:s text:c="5"/><text:span text:style-name="T34">[ 8] </text:span><text:span text:style-name="T35">userinteraction</text:span> <text:s text:c="50"/><text:span text:style-name="T34"><text:s text:c="124"/></text:span><text:s text:c="16"/></text:p>
      <text:p text:style-name="P7"><text:s text:c="5"/><text:span text:style-name="T34">[ 9] </text:span><text:span text:style-name="T1">do </text:span><text:span text:style-name="T35">dilly_dally</text:span> <text:s text:c="218"/></text:p>
      <text:p text:style-name="P22"><text:span text:style-name="T25"><text:s text:c="5"/>[10] [settings.eMode == step] {</text:span><text:span text:style-name="T28">print dilly_dally}</text:span><text:span text:style-name="T25"> </text:span></text:p>
      <text:p text:style-name="P22"><text:span text:style-name="T25"><text:s text:c="5"/>[11] </text:span><text:span text:style-name="T28">userinteraction</text:span><text:span text:style-name="T12"> <text:s text:c="99"/></text:span></text:p>
      <text:p text:style-name="P7"><text:s text:c="5"/><text:span text:style-name="T34">[12] </text:span><text:span text:style-name="T1">do </text:span><text:span text:style-name="T35">drive</text:span> <text:s text:c="593"/></text:p>
      <text:p text:style-name="P7"><text:s text:c="5"/><text:span text:style-name="T34">[13] [settings.eMode == step] {</text:span><text:span text:style-name="T1">print drive}</text:span></text:p>
      <text:p text:style-name="P7"><text:s text:c="5"/><text:span text:style-name="T34">[14] </text:span><text:span text:style-name="T35">userinteraction</text:span></text:p>
      <text:p text:style-name="P7"><text:s text:c="5"/><text:span text:style-name="T34">[15] </text:span><text:span text:style-name="T1">do test_jam(int iCarId)</text:span> <text:s text:c="60"/></text:p>
      <text:p text:style-name="P7"><text:s text:c="5"/><text:span text:style-name="T34">[16] </text:span><text:span text:style-name="T1">print test_jam + </text:span><text:span text:style-name="T35">print gaugings</text:span> <text:s text:c="7"/></text:p>
      <text:p text:style-name="Standard"><text:span text:style-name="T25"><text:s text:c="5"/>[17] </text:span><text:span text:style-name="T28">userinteraction</text:span></text:p>
      <text:p text:style-name="P19"/>
      <text:p text:style-name="P19"/>
      <text:p text:style-name="P19"/>
      <text:p text:style-name="P32"/>
      <text:p text:style-name="Standard"><text:span text:style-name="T26"><text:s text:c="2"/></text:span><text:span text:style-name="T29">Erweiterungen:</text:span><text:span text:style-name="T25"> <text:s text:c="4"/></text:span></text:p>
      <text:p text:style-name="P16"/>
      <text:list xml:id="list7385829769232560983" text:style-name="L1">
        <text:list-item>
          <text:list>
            <text:list-header>
              <text:p text:style-name="P34"/>
            </text:list-header>
            <text:list-item>
              <text:p text:style-name="P34">Zusätzliche Modi: Step1 Step6 Auto6 FullAuto <text:s text:c="3"/></text:p>
            </text:list-item>
          </text:list>
        </text:list-item>
      </text:list>
      <text:p text:style-name="P16"/>
      <text:list xml:id="list34732598" text:continue-numbering="true" text:style-name="L1">
        <text:list-item>
          <text:list>
            <text:list-item>
              <text:p text:style-name="P34">write log of settings + gaugings </text:p>
              <text:p text:style-name="P34"/>
            </text:list-item>
            <text:list-item>
              <text:p text:style-name="P34">colormap + speichern + Farbschema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0T14:55:52.50</dc:date>
    <dc:creator>Daniel Fritsch</dc:creator>
    <meta:editing-duration>PT21H23M43S</meta:editing-duration>
    <meta:editing-cycles>574</meta:editing-cycles>
    <meta:generator>OpenOffice/4.1.2$Win32 OpenOffice.org_project/412m3$Build-9782</meta:generator>
    <meta:document-statistic meta:table-count="0" meta:image-count="0" meta:object-count="0" meta:page-count="12" meta:paragraph-count="295" meta:word-count="1336" meta:character-count="24012"/>
  </office:meta>
</office:document-meta>
</file>